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333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Vite et mal fait.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table:style-name="ce1" table:formula="of:=BINOMDIST([.A1];50;0.7;0)" office:value-type="float" office:value="8.37547652307152E-025">
            <text:p>0,00000</text:p>
          </table:table-cell>
          <table:table-cell table:formula="of:=[.B1]" office:value-type="float" office:value="8.37547652307152E-025">
            <text:p>0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style-name="ce1" table:formula="of:=BINOMDIST([.A2];50;0.7;0)" office:value-type="float" office:value="4.78798074568922E-023">
            <text:p>0,00000</text:p>
          </table:table-cell>
          <table:table-cell table:formula="of:=[.C1]+[.B2]" office:value-type="float" office:value="4.87173551091994E-023">
            <text:p>0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table:style-name="ce1" table:formula="of:=BINOMDIST([.A3];50;0.7;0)" office:value-type="float" office:value="1.78751281172398E-021">
            <text:p>0,00000</text:p>
          </table:table-cell>
          <table:table-cell table:formula="of:=[.C2]+[.B3]" office:value-type="float" office:value="1.83623016683318E-021">
            <text:p>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style-name="ce1" table:formula="of:=BINOMDIST([.A4];50;0.7;0)" office:value-type="float" office:value="4.90076429214324E-020">
            <text:p>0,00000</text:p>
          </table:table-cell>
          <table:table-cell table:formula="of:=[.C3]+[.B4]" office:value-type="float" office:value="5.08438730882656E-020">
            <text:p>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style-name="ce1" table:formula="of:=BINOMDIST([.A5];50;0.7;0)" office:value-type="float" office:value="1.05203073471342E-018">
            <text:p>0,00000</text:p>
          </table:table-cell>
          <table:table-cell table:formula="of:=[.C4]+[.B5]" office:value-type="float" office:value="1.10287460780168E-018">
            <text:p>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style-name="ce1" table:formula="of:=BINOMDIST([.A6];50;0.7;0)" office:value-type="float" office:value="1.84105378574848E-017">
            <text:p>0,00000</text:p>
          </table:table-cell>
          <table:table-cell table:formula="of:=[.C5]+[.B6]" office:value-type="float" office:value="1.95134124652865E-017">
            <text:p>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style-name="ce1" table:formula="of:=BINOMDIST([.A7];50;0.7;0)" office:value-type="float" office:value="2.70021221909777E-016">
            <text:p>0,00000</text:p>
          </table:table-cell>
          <table:table-cell table:formula="of:=[.C6]+[.B7]" office:value-type="float" office:value="2.89534634375063E-016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style-name="ce1" table:formula="of:=BINOMDIST([.A8];50;0.7;0)" office:value-type="float" office:value="3.38651615811845E-015">
            <text:p>0,00000</text:p>
          </table:table-cell>
          <table:table-cell table:formula="of:=[.C7]+[.B8]" office:value-type="float" office:value="3.67605079249351E-015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style-name="ce1" table:formula="of:=BINOMDIST([.A9];50;0.7;0)" office:value-type="float" office:value="0.0000000000000368753981661787">
            <text:p>0,00000</text:p>
          </table:table-cell>
          <table:table-cell table:formula="of:=[.C8]+[.B9]" office:value-type="float" office:value="0.0000000000000405514489586722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style-name="ce1" table:formula="of:=BINOMDIST([.A10];50;0.7;0)" office:value-type="float" office:value="0.000000000000352774642456443">
            <text:p>0,00000</text:p>
          </table:table-cell>
          <table:table-cell table:formula="of:=[.C9]+[.B10]" office:value-type="float" office:value="0.000000000000393326091415115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style-name="ce1" table:formula="of:=BINOMDIST([.A11];50;0.7;0)" office:value-type="float" office:value="0.00000000000299323939053952">
            <text:p>0,00000</text:p>
          </table:table-cell>
          <table:table-cell table:formula="of:=[.C10]+[.B11]" office:value-type="float" office:value="0.00000000000338656548195463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style-name="ce1" table:formula="of:=BINOMDIST([.A12];50;0.7;0)" office:value-type="float" office:value="0.0000000000226987320449247">
            <text:p>0,00000</text:p>
          </table:table-cell>
          <table:table-cell table:formula="of:=[.C11]+[.B12]" office:value-type="float" office:value="0.0000000000260852975268793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style-name="ce1" table:formula="of:=BINOMDIST([.A13];50;0.7;0)" office:value-type="float" office:value="0.000000000154816992921794">
            <text:p>0,00000</text:p>
          </table:table-cell>
          <table:table-cell table:formula="of:=[.C12]+[.B13]" office:value-type="float" office:value="0.000000000180902290448673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style-name="ce1" table:formula="of:=BINOMDIST([.A14];50;0.7;0)" office:value-type="float" office:value="0.000000000954704789684397">
            <text:p>0,00000</text:p>
          </table:table-cell>
          <table:table-cell table:formula="of:=[.C13]+[.B14]" office:value-type="float" office:value="0.00000000113560708013307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style-name="ce1" table:formula="of:=BINOMDIST([.A15];50;0.7;0)" office:value-type="float" office:value="0.00000000534634682223263">
            <text:p>0,00000</text:p>
          </table:table-cell>
          <table:table-cell table:formula="of:=[.C14]+[.B15]" office:value-type="float" office:value="0.0000000064819539023657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style-name="ce1" table:formula="of:=BINOMDIST([.A16];50;0.7;0)" office:value-type="float" office:value="0.000000027288645238479">
            <text:p>0,00000</text:p>
          </table:table-cell>
          <table:table-cell table:formula="of:=[.C15]+[.B16]" office:value-type="float" office:value="0.0000000337705991408447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style-name="ce1" table:formula="of:=BINOMDIST([.A17];50;0.7;0)" office:value-type="float" office:value="0.000000127347011112902">
            <text:p>0,00000</text:p>
          </table:table-cell>
          <table:table-cell table:formula="of:=[.C16]+[.B17]" office:value-type="float" office:value="0.000000161117610253747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style-name="ce1" table:formula="of:=BINOMDIST([.A18];50;0.7;0)" office:value-type="float" office:value="0.000000544762214205193">
            <text:p>0,00000</text:p>
          </table:table-cell>
          <table:table-cell table:formula="of:=[.C17]+[.B18]" office:value-type="float" office:value="0.00000070587982445894">
            <text:p>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style-name="ce1" table:formula="of:=BINOMDIST([.A19];50;0.7;0)" office:value-type="float" office:value="0.00000214081992950813">
            <text:p>0,00000</text:p>
          </table:table-cell>
          <table:table-cell table:formula="of:=[.C18]+[.B19]" office:value-type="float" office:value="0.00000284669975396707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style-name="ce1" table:formula="of:=BINOMDIST([.A20];50;0.7;0)" office:value-type="float" office:value="0.00000774263207838773">
            <text:p>0,00001</text:p>
          </table:table-cell>
          <table:table-cell table:formula="of:=[.C19]+[.B20]" office:value-type="float" office:value="0.0000105893318323548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table:style-name="ce1" table:formula="of:=BINOMDIST([.A21];50;0.7;0)" office:value-type="float" office:value="0.0000258087735946258">
            <text:p>0,00003</text:p>
          </table:table-cell>
          <table:table-cell table:formula="of:=[.C20]+[.B21]" office:value-type="float" office:value="0.0000363981054269806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style-name="ce1" table:formula="of:=BINOMDIST([.A22];50;0.7;0)" office:value-type="float" office:value="0.0000793815309046823">
            <text:p>0,00008</text:p>
          </table:table-cell>
          <table:table-cell table:formula="of:=[.C21]+[.B22]" office:value-type="float" office:value="0.000115779636331663">
            <text:p>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style-name="ce1" table:formula="of:=BINOMDIST([.A23];50;0.7;0)" office:value-type="float" office:value="0.000225489566048083">
            <text:p>0,00023</text:p>
          </table:table-cell>
          <table:table-cell table:formula="of:=[.C22]+[.B23]" office:value-type="float" office:value="0.000341269202379746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style-name="ce1" table:formula="of:=BINOMDIST([.A24];50;0.7;0)" office:value-type="float" office:value="0.000591910110876219">
            <text:p>0,00059</text:p>
          </table:table-cell>
          <table:table-cell table:formula="of:=[.C23]+[.B24]" office:value-type="float" office:value="0.000933179313255965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table:style-name="ce1" table:formula="of:=BINOMDIST([.A25];50;0.7;0)" office:value-type="float" office:value="0.00143636853572629">
            <text:p>0,00144</text:p>
          </table:table-cell>
          <table:table-cell table:formula="of:=[.C24]+[.B25]" office:value-type="float" office:value="0.00236954784898225">
            <text:p>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table:style-name="ce1" table:formula="of:=BINOMDIST([.A26];50;0.7;0)" office:value-type="float" office:value="0.00322262171477053">
            <text:p>0,00322</text:p>
          </table:table-cell>
          <table:table-cell table:formula="of:=[.C25]+[.B26]" office:value-type="float" office:value="0.00559216956375278">
            <text:p>0,0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table:style-name="ce1" table:formula="of:=BINOMDIST([.A27];50;0.7;0)" office:value-type="float" office:value="0.00668395614915368">
            <text:p>0,00668</text:p>
          </table:table-cell>
          <table:table-cell table:formula="of:=[.C26]+[.B27]" office:value-type="float" office:value="0.0122761257129065">
            <text:p>0,0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table:style-name="ce1" table:formula="of:=BINOMDIST([.A28];50;0.7;0)" office:value-type="float" office:value="0.0128109159525446">
            <text:p>0,01281</text:p>
          </table:table-cell>
          <table:table-cell table:style-name="ce2" table:formula="of:=[.C27]+[.B28]" office:value-type="float" office:value="0.025087041665451">
            <office:annotation draw:style-name="gr1" draw:text-style-name="P1" svg:width="2.899cm" svg:height="1.781cm" svg:x="7.382cm" svg:y="10.051cm" draw:caption-point-x="-0.61cm" draw:caption-point-y="1.51cm">
              <dc:date>2013-02-24T00:00:00</dc:date>
              <text:p text:style-name="P1">Début de l'intervalle de fluctuation</text:p>
              <text:p text:style-name="P1"/>
            </office:annotation>
            <text:p>0,03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table:style-name="ce1" table:formula="of:=BINOMDIST([.A29];50;0.7;0)" office:value-type="float" office:value="0.0226767937550789">
            <text:p>0,02268</text:p>
          </table:table-cell>
          <table:table-cell table:style-name="ce3" table:formula="of:=[.C28]+[.B29]" office:value-type="float" office:value="0.0477638354205299">
            <text:p>0,0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table:style-name="ce1" table:formula="of:=BINOMDIST([.A30];50;0.7;0)" office:value-type="float" office:value="0.0370387631332955">
            <text:p>0,03704</text:p>
          </table:table-cell>
          <table:table-cell table:style-name="ce3" table:formula="of:=[.C29]+[.B30]" office:value-type="float" office:value="0.0848025985538255">
            <text:p>0,0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table:style-name="ce1" table:formula="of:=BINOMDIST([.A31];50;0.7;0)" office:value-type="float" office:value="0.0557572778350686">
            <text:p>0,05576</text:p>
          </table:table-cell>
          <table:table-cell table:style-name="ce3" table:formula="of:=[.C30]+[.B31]" office:value-type="float" office:value="0.140559876388894">
            <text:p>0,1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table:style-name="ce1" table:formula="of:=BINOMDIST([.A32];50;0.7;0)" office:value-type="float" office:value="0.0772470620006679">
            <text:p>0,07725</text:p>
          </table:table-cell>
          <table:table-cell table:style-name="ce3" table:formula="of:=[.C31]+[.B32]" office:value-type="float" office:value="0.217806938389562">
            <text:p>0,2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table:style-name="ce1" table:formula="of:=BINOMDIST([.A33];50;0.7;0)" office:value-type="float" office:value="0.0983144425463047">
            <text:p>0,09831</text:p>
          </table:table-cell>
          <table:table-cell table:style-name="ce3" table:formula="of:=[.C32]+[.B33]" office:value-type="float" office:value="0.316121380935867">
            <text:p>0,3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style-name="ce1" table:formula="of:=BINOMDIST([.A34];50;0.7;0)" office:value-type="float" office:value="0.114700182970689">
            <text:p>0,11470</text:p>
          </table:table-cell>
          <table:table-cell table:style-name="ce3" table:formula="of:=[.C33]+[.B34]" office:value-type="float" office:value="0.430821563906555">
            <text:p>0,4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table:style-name="ce1" table:formula="of:=BINOMDIST([.A35];50;0.7;0)" office:value-type="float" office:value="0.122346861835401">
            <text:p>0,12235</text:p>
          </table:table-cell>
          <table:table-cell table:style-name="ce3" table:formula="of:=[.C34]+[.B35]" office:value-type="float" office:value="0.553168425741957">
            <text:p>0,5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table:style-name="ce1" table:formula="of:=BINOMDIST([.A36];50;0.7;0)" office:value-type="float" office:value="0.118948337895529">
            <text:p>0,11895</text:p>
          </table:table-cell>
          <table:table-cell table:style-name="ce3" table:formula="of:=[.C35]+[.B36]" office:value-type="float" office:value="0.672116763637486">
            <text:p>0,6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table:style-name="ce1" table:formula="of:=BINOMDIST([.A37];50;0.7;0)" office:value-type="float" office:value="0.105017451475332">
            <text:p>0,10502</text:p>
          </table:table-cell>
          <table:table-cell table:style-name="ce3" table:formula="of:=[.C36]+[.B37]" office:value-type="float" office:value="0.777134215112818">
            <text:p>0,7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table:style-name="ce1" table:formula="of:=BINOMDIST([.A38];50;0.7;0)" office:value-type="float" office:value="0.0838297200373266">
            <text:p>0,08383</text:p>
          </table:table-cell>
          <table:table-cell table:style-name="ce3" table:formula="of:=[.C37]+[.B38]" office:value-type="float" office:value="0.860963935150145">
            <text:p>0,8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style-name="ce1" table:formula="of:=BINOMDIST([.A39];50;0.7;0)" office:value-type="float" office:value="0.0601854400267986">
            <text:p>0,06019</text:p>
          </table:table-cell>
          <table:table-cell table:style-name="ce3" table:formula="of:=[.C38]+[.B39]" office:value-type="float" office:value="0.921149375176943">
            <text:p>0,9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style-name="ce1" table:formula="of:=BINOMDIST([.A40];50;0.7;0)" office:value-type="float" office:value="0.0386189906838624">
            <text:p>0,03862</text:p>
          </table:table-cell>
          <table:table-cell table:style-name="ce3" table:formula="of:=[.C39]+[.B40]" office:value-type="float" office:value="0.959768365860806">
            <text:p>0,9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table:style-name="ce1" table:formula="of:=BINOMDIST([.A41];50;0.7;0)" office:value-type="float" office:value="0.0219782873810599">
            <text:p>0,02198</text:p>
          </table:table-cell>
          <table:table-cell table:style-name="ce2" table:formula="of:=[.C40]+[.B41]" office:value-type="float" office:value="0.981746653241866">
            <text:p>0,98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style-name="ce1" table:formula="of:=BINOMDIST([.A42];50;0.7;0)" office:value-type="float" office:value="0.01098914369053">
            <text:p>0,01099</text:p>
          </table:table-cell>
          <table:table-cell table:formula="of:=[.C41]+[.B42]" office:value-type="float" office:value="0.992735796932396">
            <text:p>0,9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table:style-name="ce1" table:formula="of:=BINOMDIST([.A43];50;0.7;0)" office:value-type="float" office:value="0.00477048098193549">
            <text:p>0,00477</text:p>
          </table:table-cell>
          <table:table-cell table:formula="of:=[.C42]+[.B43]" office:value-type="float" office:value="0.997506277914331">
            <text:p>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style-name="ce1" table:formula="of:=BINOMDIST([.A44];50;0.7;0)" office:value-type="float" office:value="0.00177086036450636">
            <text:p>0,00177</text:p>
          </table:table-cell>
          <table:table-cell table:formula="of:=[.C43]+[.B44]" office:value-type="float" office:value="0.999277138278837">
            <text:p>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style-name="ce1" table:formula="of:=BINOMDIST([.A45];50;0.7;0)" office:value-type="float" office:value="0.0005509343356242">
            <text:p>0,00055</text:p>
          </table:table-cell>
          <table:table-cell table:formula="of:=[.C44]+[.B45]" office:value-type="float" office:value="0.999828072614462">
            <text:p>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style-name="ce1" table:formula="of:=BINOMDIST([.A46];50;0.7;0)" office:value-type="float" office:value="0.000139729722803239">
            <text:p>0,00014</text:p>
          </table:table-cell>
          <table:table-cell table:formula="of:=[.C45]+[.B46]" office:value-type="float" office:value="0.999967802337265">
            <text:p>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style-name="ce1" table:formula="of:=BINOMDIST([.A47];50;0.7;0)" office:value-type="float" office:value="0.0000277477463722745">
            <text:p>0,00003</text:p>
          </table:table-cell>
          <table:table-cell table:formula="of:=[.C46]+[.B47]" office:value-type="float" office:value="0.999995550083637">
            <text:p>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style-name="ce1" table:formula="of:=BINOMDIST([.A48];50;0.7;0)" office:value-type="float" office:value="0.00000404654634595669">
            <text:p>0,00000</text:p>
          </table:table-cell>
          <table:table-cell table:formula="of:=[.C47]+[.B48]" office:value-type="float" office:value="0.999999596629983">
            <text:p>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style-name="ce1" table:formula="of:=BINOMDIST([.A49];50;0.7;0)" office:value-type="float" office:value="0.00000038538536628159">
            <text:p>0,00000</text:p>
          </table:table-cell>
          <table:table-cell table:formula="of:=[.C48]+[.B49]" office:value-type="float" office:value="0.999999982015349">
            <text:p>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style-name="ce1" table:formula="of:=BINOMDIST([.A50];50;0.7;0)" office:value-type="float" office:value="0.0000000179846504264742">
            <text:p>0,00000</text:p>
          </table:table-cell>
          <table:table-cell table:formula="of:=[.C49]+[.B50]" office:value-type="float" office:value="1">
            <text:p>1</text:p>
          </table:table-cell>
          <table:table-cell table:number-columns-repeated="5"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"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"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 style:data-style-name="N2" text:time-value="0000-00-00T11:19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$Linux_x86 LibreOffice_project/400m0$Build-12</meta:generator>
    <dc:date>2013-02-24T17:03:46</dc:date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